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88.58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1.5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Item #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fg part #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Description/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stru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5mm</text:p>
          </table:table-cell>
          <table:table-cell/>
          <table:table-cell office:value-type="string" calcext:value-type="string">
            <text:p>DNP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MCP2301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icrochip</text:p>
          </table:table-cell>
          <table:table-cell table:style-name="ce3" office:value-type="string" calcext:value-type="string">
            <text:p>MCP23018-E/SP</text:p>
          </table:table-cell>
          <table:table-cell office:value-type="string" calcext:value-type="string">
            <text:p>https://uk.rs-online.com/web/p/i-o-expanders/1458960/</text:p>
          </table:table-cell>
          <table:table-cell/>
          <table:table-cell table:style-name="ce2" office:value-type="string" calcext:value-type="string">
            <text:p>28-SPDIP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left han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5: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5: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5: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5: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5: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W5: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W5: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4: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W4: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4: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4: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4: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4: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W4: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W3: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W3: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3: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W3: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3: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W3: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W2: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W2: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2: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W2: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W2: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W2: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W2: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W1: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W1: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style-name="Default"/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W1: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style-name="Default"/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W1: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W1: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style-name="Default"/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W0: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W0: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0: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W0: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W0: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W0: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0:07:52.737113871</meta:creation-date>
    <dc:date>2019-09-20T10:08:33.880155133</dc:date>
    <meta:editing-duration>PT41S</meta:editing-duration>
    <meta:editing-cycles>2</meta:editing-cycles>
    <meta:generator>LibreOffice/6.2.6.2$Linux_X86_64 LibreOffice_project/20$Build-2</meta:generator>
    <meta:document-statistic meta:table-count="1" meta:cell-count="250" meta:object-count="0"/>
  </office:meta>
</office:document-meta>
</file>